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upload.wikimedia.org/wikipedia/commons/thumb/6/6e/Football_%28soccer_ball%29.svg/1200px-Football_%28soccer_ball%29.svg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foot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s://encrypted-tbn0.gstatic.com/images?q=tbn:ANd9GcSLtiGYRBMn2fUSP0RhEdvopePlLcmgYy6tn0ZxV2aWAZwedXZmi5oGyOJAf8hr-1ZLeGc&amp;usqp=C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gle</text:p>
          </table:table-cell>
          <table:table-cell office:value-type="string" calcext:value-type="string">
            <text:p>Сrow</text:p>
          </table:table-cell>
          <table:table-cell office:value-type="string" calcext:value-type="string">
            <text:p>Freedo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s://assets.vogue.com/photos/6327939f06377e01c5304296/master/w_2560%2Cc_limit/Fc9-RcUXgAEgljY.jp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Deid</text:p>
          </table:table-cell>
          <table:table-cell table:style-name="ce1" office:value-type="string" calcext:value-type="string">
            <text:p>Crow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s://static.wikia.nocookie.net/pizzatower/images/d/d2/Idle_demo1.gif/revision/latest/thumbnail/width/360/height/360?cb=20210524073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ibl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s://i.pcmag.com/imagery/roundups/01WOu4NbEnv3pJ54qp7j50k-16.fit_lim.size_1200x630.v16478747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Mobile phon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s://cdn.britannica.com/41/123141-050-E6229449/Air-New-Zealand-Boeing-747-40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craft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helicopter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s://глобалрес.рф/upload/iblock/a62/%D0%A0%D1%8B%D1%87%D0%B0%D0%B3%20WJ121%20(1)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r arm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30T17:52:43.181000000</meta:creation-date>
    <dc:date>2023-04-30T19:52:32.672000000</dc:date>
    <meta:editing-duration>PT39M8S</meta:editing-duration>
    <meta:editing-cycles>1</meta:editing-cycles>
    <meta:document-statistic meta:table-count="1" meta:cell-count="49" meta:object-count="0"/>
    <meta:generator>LibreOffice/7.3.4.2$Windows_X86_64 LibreOffice_project/728fec16bd5f605073805c3c9e7c4212a0120dc5</meta:generator>
  </office:meta>
</office:document-meta>
</file>